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2c8b" officeooo:paragraph-rsid="00092c8b"/>
    </style:style>
    <style:style style:name="P2" style:family="paragraph" style:parent-style-name="Standard">
      <style:text-properties officeooo:rsid="000b6177" officeooo:paragraph-rsid="000b6177"/>
    </style:style>
    <style:style style:name="T1" style:family="text">
      <style:text-properties officeooo:rsid="000b6177"/>
    </style:style>
    <style:style style:name="T2" style:family="text">
      <style:text-properties officeooo:rsid="000ac9e8"/>
    </style:style>
    <style:style style:name="T3" style:family="text">
      <style:text-properties officeooo:rsid="000c6d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al Requirements<text:line-break/><text:line-break/>1)The system shall show the assistants available in a <text:span text:style-name="T1">customizable</text:span> radius from the user position.<text:line-break/></text:p>
      <text:p text:style-name="P1">2)The system shall provide a profile page for any available assistant for the user.<text:line-break/><text:line-break/>3)The system shall <text:span text:style-name="T1">provide filter to the user to find the correct assistant.</text:span></text:p>
      <text:p text:style-name="P1"/>
      <text:p text:style-name="P1"><text:span text:style-name="T2">4</text:span>)The system shall provide a system review.<text:line-break/><text:line-break/><text:span text:style-name="T2">5</text:span>)The system shall pro<text:span text:style-name="T1">vide a login system.</text:span></text:p>
      <text:p text:style-name="P1"/>
      <text:p text:style-name="P2">6)The system shall <text:span text:style-name="T3">provide a map to navigate. 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9T11:27:05.968334032</meta:creation-date>
    <dc:date>2024-11-08T16:04:48.394967001</dc:date>
    <meta:editing-duration>PT11M17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1" meta:paragraph-count="4" meta:word-count="66" meta:character-count="417" meta:non-whitespace-character-count="350"/>
  </office:meta>
</office:document-meta>
</file>